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officeooo:paragraph-rsid="00088e0e"/>
    </style:style>
    <style:style style:name="P5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6" style:family="paragraph" style:parent-style-name="Table_20_Contents">
      <style:text-properties style:font-name="Times New Roman" fo:font-size="12pt" officeooo:rsid="00089069" officeooo:paragraph-rsid="000d8e45" style:font-size-asian="12pt" style:font-size-complex="12pt"/>
    </style:style>
    <style:style style:name="P7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8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0c346c" officeooo:paragraph-rsid="000c346c" style:font-size-asian="12pt" style:font-size-complex="12pt"/>
    </style:style>
    <style:style style:name="P10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1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P12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13" style:family="paragraph" style:parent-style-name="Table_20_Contents">
      <style:text-properties style:font-name="Times New Roman" fo:font-size="12pt" officeooo:rsid="000d4b60" officeooo:paragraph-rsid="000d4b60" style:font-size-asian="12pt" style:font-size-complex="12pt"/>
    </style:style>
    <style:style style:name="P14" style:family="paragraph" style:parent-style-name="Table_20_Contents">
      <style:text-properties style:font-name="Times New Roman" fo:font-size="12pt" officeooo:rsid="000ac14d" officeooo:paragraph-rsid="000ec058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4b60"/>
    </style:style>
    <style:style style:name="T7" style:family="text">
      <style:text-properties officeooo:rsid="000d1fd4"/>
    </style:style>
    <style:style style:name="T8" style:family="text">
      <style:text-properties officeooo:rsid="000d8e45"/>
    </style:style>
    <style:style style:name="T9" style:family="text">
      <style:text-properties officeooo:rsid="000e0075"/>
    </style:style>
    <style:style style:name="T10" style:family="text">
      <style:text-properties officeooo:rsid="000e319f"/>
    </style:style>
    <style:style style:name="T11" style:family="text">
      <style:text-properties officeooo:rsid="000e17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5"><text:span text:style-name="T6">Approvazione</text:span> menù bambino</text:p>
          </table:table-cell>
        </table:table-row>
        <table:table-row table:style-name="Tabella33.1">
          <table:table-cell table:style-name="Tabella33.A2" office:value-type="string">
            <text:p text:style-name="P12">Specializzazione</text:p>
          </table:table-cell>
          <table:table-cell table:style-name="Tabella33.B2" office:value-type="string">
            <text:p text:style-name="P13">UC_M_16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5">Impiegato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8">L'utente accede al sistema e viene riconosciuto <text:span text:style-name="T1">come Impiegato.</text:span></text:p>
            <text:p text:style-name="P14">Un Genitore deve aver fatto <text:span text:style-name="T11">una richiesta specifica</text:span> <text:span text:style-name="T11">(</text:span>use case 11<text:span text:style-name="T11">).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10"><text:s text:c="10"/><text:span text:style-name="T5">a</text:span>. il sistema mostra una notifica, <text:span text:style-name="T4">un genitore richiede l'approvazione della modifica del pasto </text:span><text:span text:style-name="T5">del proprio bambino</text:span>.</text:p>
            <text:p text:style-name="P5"/>
            <text:p text:style-name="P6"><text:span text:style-name="T5">b</text:span>. l'<text:span text:style-name="T5">Impiegato</text:span> prende visione della notifica,<text:span text:style-name="T5"> </text:span>verifica <text:span text:style-name="T5">i dati</text:span> del bambino <text:span text:style-name="T7">e</text:span> <text:span text:style-name="T5">risponde alla richiesta del genitore</text:span>.</text:p>
            <text:p text:style-name="P9"/>
            <text:p text:style-name="P11"><text:span text:style-name="T8">c</text:span>. il sistema invia una notifica <text:span text:style-name="T6">di </text:span><text:span text:style-name="T9">rifiuto</text:span><text:span text:style-name="T6"> </text:span>al genitore.</text:p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7">In caso di successo <text:span text:style-name="T9">i</text:span>l sistema mostra <text:span text:style-name="T10">eventualmente </text:span>i dati <text:span text:style-name="T1">modificati</text:span>.</text:p>
            <text:p text:style-name="P7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4"/>
          </table:table-cell>
        </table:table-row>
      </table:table>
      <text:p text:style-name="P2">UC16: Modifica menù bambino da parte dell'impieg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29S</meta:editing-duration>
    <meta:editing-cycles>12</meta:editing-cycles>
    <meta:generator>LibreOffice/3.6$Windows_x86 LibreOffice_project/da8c1e6-fd468f4-454e206-f42a4a9-143cfd</meta:generator>
    <dc:date>2012-10-22T22:29:16.23</dc:date>
    <meta:document-statistic meta:table-count="1" meta:image-count="0" meta:object-count="0" meta:page-count="1" meta:paragraph-count="19" meta:word-count="123" meta:character-count="841" meta:non-whitespace-character-count="727"/>
    <meta:user-defined meta:name="Info 1"/>
    <meta:user-defined meta:name="Info 2"/>
    <meta:user-defined meta:name="Info 3"/>
    <meta:user-defined meta:name="Info 4"/>
  </office:meta>
</office:document-meta>
</file>